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6">%=TitreDocument=%</text:p>
      <text:p text:style-name="P2"/>
      <text:p text:style-name="P2"/>
      <text:p text:style-name="P7">%=DecisionNumero=% %=Nip=%</text:p>
      <text:p text:style-name="P8">%=AyantDroit=%</text:p>
      <text:p text:style-name="P2"/>
      <text:p text:style-name="P8">%=TitreTiers=%</text:p>
      <text:p text:style-name="P9"/>
      <text:p text:style-name="P8">%=Paragraphe1=%</text:p>
      <text:p text:style-name="P9"/>
      <text:p text:style-name="P8">%=Paragraphe2=%</text:p>
      <text:p text:style-name="P9"/>
      <text:p text:style-name="P8">%=Salutations=%</text:p>
      <text:p text:style-name="P9"/>
      <text:p text:style-name="P10">%#include signatureStandard#%</text:p>
      <text:p text:style-name="P12">%=pushToEnd()=%</text:p>
      <text:p text:style-name="P11">%=Reclamation=%</text:p>
      <text:p text:style-name="P5">%=Texte_Reclamation=%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%=Copie=%</text:p>
          </table:table-cell>
          <table:table-cell table:style-name="Tableau1.A1" office:value-type="string">
            <text:p text:style-name="P1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%=Annexe=%</text:p>
          </table:table-cell>
          <table:table-cell table:style-name="Tableau2.A1" office:value-type="string">
            <text:p text:style-name="P1">%=TexteAnnex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2:51:16.57</dc:date>
    <meta:editing-cycles>73</meta:editing-cycles>
    <meta:editing-duration>PT2H14M50S</meta:editing-duration>
    <meta:document-statistic meta:table-count="2" meta:image-count="0" meta:object-count="0" meta:page-count="1" meta:paragraph-count="17" meta:word-count="21" meta:character-count="294"/>
    <dc:creator>lga </dc:creator>
    <meta:user-defined meta:name="Info 1"/>
    <meta:user-defined meta:name="Info 2"/>
    <meta:user-defined meta:name="Info 3"/>
    <meta:user-defined meta:name="Info 4"/>
  </office:meta>
</office:document-meta>
</file>